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2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1" table:default-cell-style-name="ce2"/>
        <table:table-column table:style-name="co1" table:number-columns-repeated="1019" table:default-cell-style-name="Default"/>
        <table:table-row table:style-name="ro2">
          <table:table-cell table:style-name="ce1" office:value-type="string">
            <text:p>Crabtree Switch Test System 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Default"/>
          <table:table-cell/>
          <table:table-cell table:style-name="ce1" office:value-type="string">
            <text:p>Hourly fee</text:p>
          </table:table-cell>
          <table:table-cell table:style-name="ce1"/>
          <table:table-cell office:value-type="float" office:value="950">
            <text:p>95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Part 1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ime (hours)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Price</text:p>
          </table:table-cell>
          <table:table-cell table:style-name="ce1" table:number-columns-repeated="1018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Familiarisation with the existing software,</text:p>
          </table:table-cell>
          <table:table-cell office:value-type="float" office:value="16">
            <text:p>16</text:p>
          </table:table-cell>
          <table:table-cell/>
          <table:table-cell table:formula="of:=[.D6]*[.$F$2]" office:value-type="float" office:value="15200">
            <text:p>1520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3" office:value-type="string">
            <text:p>Documentation and recommendation of possible improvements <text:s/></text:p>
          </table:table-cell>
          <table:table-cell office:value-type="float" office:value="36">
            <text:p>36</text:p>
          </table:table-cell>
          <table:table-cell/>
          <table:table-cell table:formula="of:=[.D7]*[.$F$2]" office:value-type="float" office:value="34200">
            <text:p>342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Purchase of Advantech DAQNavi license (time)</text:p>
          </table:table-cell>
          <table:table-cell office:value-type="float" office:value="2">
            <text:p>2</text:p>
          </table:table-cell>
          <table:table-cell/>
          <table:table-cell table:formula="of:=[.D8]*[.$F$2]" office:value-type="float" office:value="1900">
            <text:p>190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" office:value-type="string">
            <text:p>cost <text:s text:c="18"/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Creation of installers</text:p>
          </table:table-cell>
          <table:table-cell office:value-type="float" office:value="8">
            <text:p>8</text:p>
          </table:table-cell>
          <table:table-cell/>
          <table:table-cell table:formula="of:=[.D10]*[.$F$2]" office:value-type="float" office:value="7600">
            <text:p>7600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>
            <text:p>total</text:p>
          </table:table-cell>
          <table:table-cell table:style-name="Default" table:formula="of:=SUM([.D6:.D14])" office:value-type="float" office:value="62">
            <text:p>62</text:p>
          </table:table-cell>
          <table:table-cell table:style-name="Default"/>
          <table:table-cell table:formula="of:=SUM([.F6:.F13])" office:value-type="float" office:value="58900">
            <text:p>58900</text:p>
          </table:table-cell>
          <table:table-cell table:number-columns-repeated="1018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6">2023/04/26</text:date>, <text:time>08:1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Westwood</meta:initial-creator>
    <meta:creation-date>2023-04-21T13:54:04.61</meta:creation-date>
    <dc:date>2023-04-26T08:19:11.94</dc:date>
    <dc:creator>Mike Westwood</dc:creator>
    <meta:editing-duration>PT13M50S</meta:editing-duration>
    <meta:editing-cycles>2</meta:editing-cycles>
    <meta:generator>OpenOffice/4.1.14$Win32 OpenOffice.org_project/4114m1$Build-9811</meta:generator>
    <meta:document-statistic meta:table-count="3" meta:cell-count="29" meta:object-count="0"/>
  </office:meta>
</office:document-meta>
</file>